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3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43">
            <calcext:condition calcext:apply-style-name="Error" calcext:value="duplicate" calcext:base-cell-address="list.B3"/>
          </calcext:conditional-format>
          <calcext:conditional-format calcext:target-range-address="list.C3:list.C343">
            <calcext:condition calcext:apply-style-name="Error" calcext:value="duplicate" calcext:base-cell-address="list.C3"/>
          </calcext:conditional-format>
          <calcext:conditional-format calcext:target-range-address="list.A3:list.A343">
            <calcext:condition calcext:apply-style-name="Bad" calcext:value="=&quot;x&quot;" calcext:base-cell-address="list.A3"/>
          </calcext:conditional-format>
          <calcext:conditional-format calcext:target-range-address="list.F3:list.G343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5 developer.D117:developer.D22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4" table:on-update-keep-styles="true" table:on-update-keep-size="false"/>
        <table:database-range table:name="developer_table" table:target-range-address="developer.A2:developer.I1084" table:on-update-keep-styles="true" table:on-update-keep-size="false"/>
        <table:database-range table:name="game_table" table:target-range-address="list.B322:list.C323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K3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2:04:41.2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7T12:09:46.322000000</dc:date>
    <meta:editing-duration>P3DT7H48M24S</meta:editing-duration>
    <meta:editing-cycles>1319</meta:editing-cycles>
    <meta:document-statistic meta:table-count="4" meta:cell-count="474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